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o stretchy="false">[</mo>
                <mrow>
                  <mover accent="true">
                    <msub>
                      <mi>q</mi>
                      <mi>i</mi>
                    </msub>
                    <mo stretchy="false">̂</mo>
                  </mover>
                  <mi>,</mi>
                  <mover accent="true">
                    <msub>
                      <mi>p</mi>
                      <mi>j</mi>
                    </msub>
                    <mo stretchy="false">̂</mo>
                  </mover>
                </mrow>
                <mo stretchy="false">]</mo>
              </mrow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i/>
              <mo stretchy="false">=</mo>
              <mi/>
            </mrow>
            <mtext>i</mtext>
            <mo stretchy="false">ℏ</mo>
            <msub>
              <mo stretchy="false">δ</mo>
              <mi mathvariant="italic">ij</mi>
            </msub>
          </mrow>
        </mtd>
      </mtr>
      <mtr>
        <mtd>
          <mrow>
            <msub>
              <mrow>
                <mo stretchy="false">[</mo>
                <mrow>
                  <mover accent="true">
                    <msub>
                      <mi>q</mi>
                      <mi>i</mi>
                    </msub>
                    <mo stretchy="false">̂</mo>
                  </mover>
                  <mi>,</mi>
                  <mover accent="true">
                    <msub>
                      <mi>q</mi>
                      <mi>j</mi>
                    </msub>
                    <mo stretchy="false">̂</mo>
                  </mover>
                </mrow>
                <mo stretchy="false">]</mo>
              </mrow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i/>
              <mo stretchy="false">=</mo>
              <mi/>
            </mrow>
            <msub>
              <mrow>
                <mo stretchy="false">[</mo>
                <mrow>
                  <mover accent="true">
                    <msub>
                      <mi>p</mi>
                      <mi>i</mi>
                    </msub>
                    <mo stretchy="false">̂</mo>
                  </mover>
                  <mi>,</mi>
                  <mover accent="true">
                    <msub>
                      <mi>p</mi>
                      <mi>j</mi>
                    </msub>
                    <mo stretchy="false">̂</mo>
                  </mover>
                </mrow>
                <mo stretchy="false">]</mo>
              </mrow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i/>
              <mo stretchy="false">=</mo>
              <mi/>
            </mrow>
            <mn>0</mn>
          </mrow>
        </mtd>
      </mtr>
    </mtable>
    <annotation encoding="StarMath 5.0">alignl [ hat q_i , hat p_j ] _{ - phantom . } `=` "i" hbar %delta_ij newline
[ hat q_i , hat q_j ] _{ - phantom . } `=`[ hat p_i , hat p_j ] _{ - phantom . 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48:16.817000000</meta:creation-date>
    <meta:generator>LibreOffice/4.1.4.2$Windows_x86 LibreOffice_project/0a0440ccc0227ad9829de5f46be37cfb6edcf72</meta:generator>
  </office:meta>
</office:document-meta>
</file>